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inherit" svg:font-family="inherit"/>
    <style:font-face style:name="tahoma"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000033" style:font-name="inherit" fo:font-size="27pt" fo:letter-spacing="normal" fo:font-style="normal" fo:font-weight="bold"/>
    </style:style>
    <style:style style:name="P2" style:family="paragraph" style:parent-style-name="Text_20_body">
      <style:text-properties fo:font-variant="normal" fo:text-transform="none" fo:color="#000033" style:font-name="inherit" fo:font-size="11pt" fo:letter-spacing="normal" fo:font-style="normal" fo:font-weight="bold" officeooo:rsid="00050a50" officeooo:paragraph-rsid="00050a50" style:font-size-asian="11pt" style:font-size-complex="11pt"/>
    </style:style>
    <style:style style:name="P3" style:family="paragraph" style:parent-style-name="Text_20_body">
      <style:text-properties fo:font-variant="normal" fo:text-transform="none" fo:color="#000033" style:font-name="inherit" fo:font-size="10pt" fo:letter-spacing="normal" fo:font-style="normal" fo:font-weight="normal" style:font-size-asian="10pt" style:font-weight-asian="normal" style:font-size-complex="10pt" style:font-weight-complex="normal"/>
    </style:style>
    <style:style style:name="P4" style:family="paragraph" style:parent-style-name="Standard">
      <style:paragraph-properties fo:margin-left="0cm" fo:margin-right="0cm" style:line-height-at-least="0.476cm" fo:text-align="justify" style:justify-single-word="false" fo:widows="1" fo:text-indent="0cm" style:auto-text-indent="false"/>
    </style:style>
    <style:style style:name="P5" style:family="paragraph" style:parent-style-name="Heading_20_1">
      <style:text-properties fo:font-variant="normal" fo:text-transform="none" fo:color="#000033" style:font-name="inherit" fo:font-size="27pt" fo:letter-spacing="normal" fo:font-style="normal" fo:font-weight="bold"/>
    </style:style>
    <style:style style:name="T1" style:family="text">
      <style:text-properties fo:font-variant="normal" fo:text-transform="none" fo:color="#000033" style:font-name="tahoma" fo:font-size="12pt" fo:letter-spacing="normal" fo:font-style="normal" fo:font-weight="normal"/>
    </style:style>
    <style:style style:name="T2" style:family="text">
      <style:text-properties fo:font-variant="normal" fo:text-transform="none" fo:color="#000033" style:font-name="tahoma" fo:letter-spacing="normal" fo:font-style="normal" fo:font-weight="normal"/>
    </style:style>
    <style:style style:name="T3" style:family="text">
      <style:text-properties fo:font-variant="normal" fo:text-transform="none" fo:color="#000033" style:font-name="tahoma" fo:font-size="10pt" fo:letter-spacing="normal" fo:font-style="normal" fo:font-weight="normal" style:font-size-asian="10pt" style:font-size-complex="10pt"/>
    </style:style>
    <style:style style:name="T4" style:family="text">
      <style:text-properties style:font-name="tahoma"/>
    </style:style>
    <style:style style:name="T5" style:family="text">
      <style:text-properties style:font-name="tahoma" fo:font-size="12pt"/>
    </style:style>
    <style:style style:name="T6" style:family="text">
      <style:text-properties fo:font-size="10pt" style:font-size-asian="10pt" style:font-size-complex="10pt"/>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fo:color="#99ff66" style:font-name="Times New Roman"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 text:c="7"/>UM MUNDO DE PRECONCEITOS</text:h>
      <text:p text:style-name="P2">MBAYE SERIGNE KHASSIM: <text:span text:style-name="T9">SERIGNEKHASIM@GMAIL.COM</text:span></text:p>
      <text:p text:style-name="P1"/>
      <text:p text:style-name="P3"><text:span text:style-name="T4">Preconceitos, rótulos, julgamentos. Este é o mundo em que vivemos. Sempre foi assim e tão cedo não há de mudar. Que ninguém se iluda, pois não há campanha, não há ONG, não há movimento capaz de mudar uma humanidade inteira de uma hora para outra.</text:span><text:line-break/><text:line-break/><text:span text:style-name="T4">Preconceitos sempre existiram na base da sociedade, das culturas, dos relacionamentos. Quer gostemos deles ou não, quer os aceitemos ou não, sempre foram eles que orientaram grande parte das nossas escolhas, desde as mais remotas eras.</text:span> </text:p>
      <text:p text:style-name="P3"><text:span text:style-name="T4">Preconceitos nada mais são que reflexos da ignorância humana. Sim, reflexo daquilo que o ser humano desconhece, pois tudo aquilo que desconhecemos nos assusta, nos incomoda, nos perturba e dá medo. Por isso rejeitamos. E isso acontece com qualquer um de nós, nas mais diferentes situações, nos mais diferentes graus e intensidades, consciente e inconscientemente.</text:span> </text:p>
      <text:p text:style-name="P3"><text:span text:style-name="T4">Mas, como dizíamos, o mundo sempre foi assim, eivado de preconceitos. De raça, de religião, de idade, de estética, de condição social, de sexo, de profissão, de nacionalidade... E, ainda assim, quando eles nos tocam de perto, sentimo-nos profundamente agredidos, perturbados, atacados em nossa honra... </text:span><text:line-break/><text:line-break/><text:span text:style-name="T4">Mudam os tipos, mas não muda o mundo em que vivemos, eivado de preconceitos. Mudam as vítimas e os preconceituosos, mas não muda o mundo em que eles surgem, eivado de preconceitos. Mudam as regras e as convenções que se criam, mas não muda o mundo em que elas se estabelecem, eivado de preconceitos.</text:span><text:line-break/><text:line-break/><text:span text:style-name="T4">O que nos resta fazer, então? Reclamar sempre que notamos um preconceito? Espernear, gritar, esbravejar? Apontar, acusar, condenar?</text:span><text:line-break/><text:line-break/><text:span text:style-name="T4">Isso não basta... É preciso muito mais... Os preconceitos estão dentro de nós por isso nos incomodam tanto. São criações nossas, de uma forma ou de outra, quer queiramos ou não... E nós somos todos um pouco filhos deles, de uma forma ou de outra, quer gostemos ou não. Por isso não adianta esbravejar, espernear, apontar ou acusar... isso não resolve...</text:span> </text:p>
      <text:p text:style-name="P4"><text:span text:style-name="T3">Para acabar com os preconceitos é preciso que nos vigiemos e destruamos os preconceitos que ainda vivem dentro de nós mesmos. É preciso que impeçamos que até o menor deles se expresse, ainda que inadvertidamente. É preciso que calemos até a mais inofensiva e ingênua frase de ironia divertida... É preciso que omitamos até a idéia mais boba, o comentário mais desprentensioso, o olhar mais perdido. Em tudo, é preciso que eliminemos o interesse próprio e coloquemos o alheio sempre em primeiro lugar...</text:span><text:span text:style-name="T6"> </text:span><text:span text:style-name="T3">Preconceitos não dão a mínima para gritaria e nós não devemos ter medo da cara feia deles. Vamos, então, encarar de frente os preconceitos que insistem em atravessar o nosso caminho e mostrar quem manda de verdade nessa história toda! Vamos mostrar aos preconceitos que eles nada podem contra quem assume as rédeas da própria vida e decide que é hora de vencer!!!!</text:span><text:span text:style-name="T6"> </text:span></text:p>
      <text:p text:style-name="P4"><text:span text:style-name="T6"/></text:p>
      <text:p text:style-name="P4"><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inherit" svg:font-family="inherit"/>
    <style:font-face style:name="tahoma"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7T20:11:01.732000000</meta:creation-date>
    <dc:date>2016-04-07T20:27:07.014000000</dc:date>
    <meta:editing-duration>PT55S</meta:editing-duration>
    <meta:editing-cycles>1</meta:editing-cycles>
    <meta:document-statistic meta:table-count="0" meta:image-count="0" meta:object-count="0" meta:page-count="1" meta:paragraph-count="6" meta:word-count="468" meta:character-count="2886" meta:non-whitespace-character-count="2408"/>
    <meta:generator>LibreOffice/5.0.4.2$Windows_X86_64 LibreOffice_project/2b9802c1994aa0b7dc6079e128979269cf95bc78</meta:generator>
  </office:meta>
</office:document-meta>
</file>